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058cm"/>
    </style:style>
    <style:style style:name="co2" style:family="table-column">
      <style:table-column-properties fo:break-before="auto" style:column-width="14.238cm"/>
    </style:style>
    <style:style style:name="co3" style:family="table-column">
      <style:table-column-properties fo:break-before="auto" style:column-width="2.26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Planilha1">
      <style:table-properties table:display="true" style:writing-mode="lr-tb"/>
    </style:style>
    <style:style style:name="ta2" style:family="table" style:master-page-name="PageStyle_5f_Planilha2">
      <style:table-properties table:display="true" style:writing-mode="lr-tb"/>
    </style:style>
    <style:style style:name="ta3" style:family="table" style:master-page-name="PageStyle_5f_Planilha3">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vertical-justify="auto"/>
      <style:paragraph-properties fo:text-align="start"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Planilha1" table:style-name="ta1" table:print="false">
        <office:forms form:automatic-focus="false" form:apply-design-mode="false"/>
        <table:table-column table:style-name="co1" table:default-cell-style-name="ce1"/>
        <table:table-column table:style-name="co2" table:default-cell-style-name="ce1"/>
        <table:table-column table:style-name="co3" table:number-columns-repeated="255" table:default-cell-style-name="ce1"/>
        <table:table-row table:style-name="ro1">
          <table:table-cell office:value-type="string">
            <text:p>Oh, X! You have a fairy godmother!!! I'm so jealous... my dad only got me some unicorns, a tiny teeny dragon.</text:p>
          </table:table-cell>
          <table:table-cell office:value-type="string">
            <text:p>Oh, X! Você tem uma fada madrinha! Estou com tanta inveja... meu pai só me deu alguns unicórnios, e um dragãozinho pequenininho.</text:p>
          </table:table-cell>
          <table:table-cell table:number-columns-repeated="255"/>
        </table:table-row>
        <table:table-row table:style-name="ro1">
          <table:table-cell office:value-type="string">
            <text:p>Hello, X! Did you know there will be a great many princes at the ball tonight? They are coming all the way from far, far away lands to attend!</text:p>
          </table:table-cell>
          <table:table-cell office:value-type="string">
            <text:p>Olá, X! Sabia que haverão muitos príncipes no baile hoje? Eles virão de reinos muito, muito distantes para estarem presentes.</text:p>
          </table:table-cell>
          <table:table-cell table:number-columns-repeated="255"/>
        </table:table-row>
        <table:table-row table:style-name="ro1">
          <table:table-cell office:value-type="string">
            <text:p>X! Long time no see. I was reading about fairy-tale – have you noticed there are far more talking animals in them than fairies? Oh, well...</text:p>
          </table:table-cell>
          <table:table-cell office:value-type="string">
            <text:p>X! Há quanto tempo! Eu estava lendo sobre contos de fada – já notou que existem muito mais animais falantes neles do que fadas? Oh, bem...</text:p>
          </table:table-cell>
          <table:table-cell table:number-columns-repeated="255"/>
        </table:table-row>
        <table:table-row table:style-name="ro2">
          <table:table-cell office:value-type="string">
            <text:p>Hey, X. I've just heard 'fate' and 'fairy' are linked, etymologically speaking. What it means? Well, both are derived from the same word, “fata”, that meant 'prediction' in latin, but now they mean very different things.</text:p>
          </table:table-cell>
          <table:table-cell office:value-type="string">
            <text:p>Ei, X. Sabia que 'fatídico' e 'fada' têm a mesma raíz etimológica? Que isso quer dizer? Bem, quer dizer que as duas derivam da mesma palavra. 'fata', que quer dizer 'predição' em latim, mas hoje significam coisas diferentes.</text:p>
          </table:table-cell>
          <table:table-cell table:number-columns-repeated="255"/>
        </table:table-row>
        <table:table-row table:style-name="ro1">
          <table:table-cell office:value-type="string">
            <text:p>Have you noticed how many different architectural styles we have in this town, X? Do you thing that maybe those are magic portals that take us to far away places?</text:p>
          </table:table-cell>
          <table:table-cell office:value-type="string">
            <text:p>Já notou quantos estilo arquitetônicos diferentes existem nesta cidade, X? Você acha que aqueles portões são mágicos e nos levam para lugares muito distantes?</text:p>
          </table:table-cell>
          <table:table-cell table:number-columns-repeated="255"/>
        </table:table-row>
        <table:table-row table:style-name="ro1">
          <table:table-cell office:value-type="string">
            <text:p>If we are all princesses, and we live in the same town, shouldn't we all be sisters? Gosh, I wish I was your sister, X...</text:p>
          </table:table-cell>
          <table:table-cell office:value-type="string">
            <text:p>Se somos todas princesas e moramos na mesma cidade, não deveríamos ser todas irmãs? Poxa, eu gostaria de ser sua irmã, X...</text:p>
          </table:table-cell>
          <table:table-cell table:number-columns-repeated="255"/>
        </table:table-row>
        <table:table-row table:style-name="ro2">
          <table:table-cell office:value-type="string">
            <text:p>My father says someday I'll marry a prince that defeated many perils to be with me... well, X, I say let 'me' go on adventures and let him wait for me to marry him.</text:p>
          </table:table-cell>
          <table:table-cell office:value-type="string">
            <text:p>Meu pai diz que algum dia eu me casarei com um príncipe que venceu vários perigos para ficar comigo... bem, X, eu digo que deixe 'eu' ir em aventuras e ele que espere para se casar comigo.</text:p>
          </table:table-cell>
          <table:table-cell table:number-columns-repeated="255"/>
        </table:table-row>
        <table:table-row table:style-name="ro1">
          <table:table-cell office:value-type="string">
            <text:p>We always invite Grettel, Little Red, Belle, the Moor, Pocahontas, Henny-Penny, Mulan and what-have-you to our balls. Do you think they'll ever come?</text:p>
          </table:table-cell>
          <table:table-cell office:value-type="string">
            <text:p>Nós sempre convidamos Maria, Chapeuzinho, Belle, a Moura, Pocahontas, Henny-Penny, Mulan e tantas outras para o baile. Será que elas algum dia virão?</text:p>
          </table:table-cell>
          <table:table-cell table:number-columns-repeated="255"/>
        </table:table-row>
        <table:table-row table:style-name="ro2">
          <table:table-cell office:value-type="string">
            <text:p>X, did you know that no one dislike tenderness? From boys to lions, love seems to triumph all. I wonder how a thing that didn't like kisses would be like – I bet it'd be ugly, bearded and riding a boat.</text:p>
          </table:table-cell>
          <table:table-cell office:value-type="string">
            <text:p>X, sabia que ninguém desgosta de carinho? De meninos a leões, o amor conquista tudo. Fico imaginando se existe alguma coisa que não gostaria de beijos – aposto que seria feio, barbudo e andaria de barco.</text:p>
          </table:table-cell>
          <table:table-cell table:number-columns-repeated="255"/>
        </table:table-row>
        <table:table-row table:style-name="ro2">
          <table:table-cell office:value-type="string">
            <text:p>Have you noticed how we all get princes by the end of our story, X? But some others don't, like Little Red, Grettel and the Mermaid. They only get wolves and witches, poor folk...</text:p>
          </table:table-cell>
          <table:table-cell office:value-type="string">
            <text:p>Já notou que todas conseguimos príncipes ao final de nossas histórias, X? Mas algumas não, como Chapeuzinho, Maria e a Sereia. Elas só conseguem lobos e bruxas, pobrezinhas.</text:p>
          </table:table-cell>
          <table:table-cell table:number-columns-repeated="255"/>
        </table:table-row>
        <table:table-row table:style-name="ro2">
          <table:table-cell office:value-type="string">
            <text:p>Well, X, we've got some pretty nice stores in town, but they don't seem to carry much variety. I mean, I never use the same dress twice on a ball, so I have dozens of each available dress already.</text:p>
          </table:table-cell>
          <table:table-cell office:value-type="string">
            <text:p>Bem, X, nós temos boas lojas na cidade, mas elas não têm muita variedade. Quero dizer, eu nunca uso duas vezes o mesmo vestido em bailes, então eu já tenho dúzias de cada vestido disponível.</text:p>
          </table:table-cell>
          <table:table-cell table:number-columns-repeated="255"/>
        </table:table-row>
        <table:table-row table:style-name="ro2">
          <table:table-cell office:value-type="string">
            <text:p>Oh, dancing is so much fun! But I sure would like to fly in the air, or fight dragons, or cast spells. X, why do you think they give us princesses the worst parts in our own stories?</text:p>
          </table:table-cell>
          <table:table-cell office:value-type="string">
            <text:p>Oh, dançar é tão divertido! Mas eu bem que gostaria de voar no ar, ou enfrentar dragões, ou conjurar feitiços. X, por que você acha que nós princesas ficamos sempre com os piores papeis em nossas próprias histórias?</text:p>
          </table:table-cell>
          <table:table-cell table:number-columns-repeated="255"/>
        </table:table-row>
        <table:table-row table:style-name="ro1">
          <table:table-cell office:value-type="string">
            <text:p>Dancing every single night... I, mean, we have fun and all, but aren't your feet killing you, X?</text:p>
          </table:table-cell>
          <table:table-cell office:value-type="string">
            <text:p>Dançar toda e em cada noite... quero dizer, nós nos divertimos, mas seus pés não estão te matando?</text:p>
          </table:table-cell>
          <table:table-cell table:number-columns-repeated="255"/>
        </table:table-row>
        <table:table-row table:style-name="ro2">
          <table:table-cell office:value-type="string">
            <text:p>Who owns that little schnauzer that won't let me walk around in peace? It is not you, is it, X? Argh, it is sooo impolite to leave pets unattended – even small dogs...</text:p>
          </table:table-cell>
          <table:table-cell office:value-type="string">
            <text:p>Quem é o dono daquele pequeno schnauzer que não me deixa caminhar pela cidade em paz? Não é você, né, X? Argh, é tãaaao mal educado deixar animais sem cuidados por aí – até mesmo pequenos cachorros...</text:p>
          </table:table-cell>
          <table:table-cell table:number-columns-repeated="255"/>
        </table:table-row>
        <table:table-row table:style-name="ro2">
          <table:table-cell office:value-type="string">
            <text:p>Have you visited the zoo, yet? I love the penguin and the giraffe, but that monkey just drives me crazy. Maybe we could go together someday, X – and have a hard long talk with whoever runs that place.</text:p>
          </table:table-cell>
          <table:table-cell office:value-type="string">
            <text:p>Você já visitou o zoológico? Eu adoro o penguim e a girafa, mas o macaco me deixa louca. Talvez um dia possamosir juntas, X – e ter uma longa e dura conversa com o responsável por aquele lugar.</text:p>
          </table:table-cell>
          <table:table-cell table:number-columns-repeated="255"/>
        </table:table-row>
        <table:table-row table:style-name="ro2">
          <table:table-cell office:value-type="string">
            <text:p>Have you met Fabrizio, the little italian kid? He's always with that ball, but I think I've seen him somewhere before. Do you think he maybe might have a free tabletop game developed by Ocastudios?</text:p>
          </table:table-cell>
          <table:table-cell office:value-type="string">
            <text:p>Você já conheceu o Fabrizio, o garotinho italiano? Ele está sempre com aquela bola, mas eu acho que já o vi antes. Você acha que talvez ele tenha um jogo de tabuleiro próprio desenvolvido pela Ocastudios?</text:p>
          </table:table-cell>
          <table:table-cell table:number-columns-repeated="255"/>
        </table:table-row>
        <table:table-row table:style-name="ro2">
          <table:table-cell office:value-type="string">
            <text:p>Many people think that the beatiful scenery of fairy tales are stuff of legend, by they exist, X. Next vacations, try cruising around the Gaeltacht, or taking a stroll in Venezia, or diving in caribbean blue waters and see for yourself.</text:p>
          </table:table-cell>
          <table:table-cell office:value-type="string">
            <text:p>Muita gente acha que os belos cenários dos contos de fada são apenas lendas, X. Em suas próximas férias, visite as Gaeltacht, ou dê uma caminha em Venezia, ou um mergulho nas águas azuis do Caribe e veja por você mesma.</text:p>
          </table:table-cell>
          <table:table-cell table:number-columns-repeated="255"/>
        </table:table-row>
        <table:table-row table:style-name="ro2">
          <table:table-cell office:value-type="string">
            <text:p>Do you know that many, many people have to worry about computer viruses, and software freezing. They don't even have access to their source-code... Thank goodness we use a Unix box.</text:p>
          </table:table-cell>
          <table:table-cell office:value-type="string">
            <text:p>Você sabia que muitas, muitas pessoas têm que se preocupar com vírus de computador and programas travando? Eles nem tem acesso ao código-fonte. Ainda bem que eu uso um Unix.</text:p>
          </table:table-cell>
          <table:table-cell table:number-columns-repeated="255"/>
        </table:table-row>
        <table:table-row table:style-name="ro2">
          <table:table-cell office:value-type="string">
            <text:p>Have you seen the ball palace shaking last night? With so much dancing, do you think the structure is still stable? I think I'll call the dwarves to make some repairs.</text:p>
          </table:table-cell>
          <table:table-cell office:value-type="string">
            <text:p>Você viu o palácio de baile balançando ontem à noite? Com tanta dança, você acha que a estrutura ainda é estável? Acho que vou chamar os anões para fazerem alguns reparos.</text:p>
          </table:table-cell>
          <table:table-cell table:number-columns-repeated="255"/>
        </table:table-row>
        <table:table-row table:style-name="ro1">
          <table:table-cell office:value-type="string">
            <text:p>Okay, X, these are the clothes I'll be wearing. But if you copy me I'll tell on you to ma!</text:p>
          </table:table-cell>
          <table:table-cell office:value-type="string">
            <text:p>Okay, X, estão são as roupas que eu usarei mais tarde. Mas se me copiar eu conto tudo para mamãe!</text:p>
          </table:table-cell>
          <table:table-cell table:number-columns-repeated="255"/>
        </table:table-row>
        <table:table-row table:style-name="ro2">
          <table:table-cell office:value-type="string">
            <text:p>No, I won't go out today! Yesterday there were so many chicks – and their mama didn't let me even play with them. She ruined may hair!!! I'm never coming out again.</text:p>
          </table:table-cell>
          <table:table-cell office:value-type="string">
            <text:p>Não, eu não vou sair hoje! Ontem tinham tantos pintinhos – e a mãe deles nem me deixou brincar com eles. Ele arruinou meu cabelo!!! Eu nunca mais saio desse castelo de novo.</text:p>
          </table:table-cell>
          <table:table-cell table:number-columns-repeated="255"/>
        </table:table-row>
        <table:table-row table:style-name="ro1">
          <table:table-cell office:value-type="string">
            <text:p>X, I won't rest until I get the heart of the prince. I mean, Gentleman Decent is kinda cute, but he falls for every girl in the kingdom!</text:p>
          </table:table-cell>
          <table:table-cell office:value-type="string">
            <text:p>X, eu não vou descansar até que consiga o coração do príncipe encantado. Quero dizer, o Fidalgo Decente é até bonitinho, mas ele se apaixona por todas as garotas do reino.</text:p>
          </table:table-cell>
          <table:table-cell table:number-columns-repeated="255"/>
        </table:table-row>
        <table:table-row table:style-name="ro2">
          <table:table-cell office:value-type="string">
            <text:p>There is a lot of noblemen in the balls, X, but... do you think someone will mind if I invite Fabrizio tonight? I mean, he 'will' have to forget about the ball for a while, of course.</text:p>
          </table:table-cell>
          <table:table-cell office:value-type="string">
            <text:p>Têm muitos nobres nos bailes, X, mas... você acha que alguém se importaria se eu chamasse o Fabrizio hoje à noite? Quero dizer, ele 'terá' que esquecer da bola um pouquinho, claro.</text:p>
          </table:table-cell>
          <table:table-cell table:number-columns-repeated="255"/>
        </table:table-row>
        <table:table-row table:style-name="ro2">
          <table:table-cell office:value-type="string">
            <text:p>Some of the princesses never eat apples or work with spindles because they are afraid of fairy tales. As for me, I just keep my distance from evil witches and refrain from talking to big bad wolves.</text:p>
          </table:table-cell>
          <table:table-cell office:value-type="string">
            <text:p>Algumas das princesas nunca comem maçãs ou trabalham com rocas porque estão assustadas com os contos de fada. Quanto a mim, eu apenas mantenho distância de bruxas malignas e lobos maus falantes.</text:p>
          </table:table-cell>
          <table:table-cell table:number-columns-repeated="255"/>
        </table:table-row>
        <table:table-row table:style-name="ro2">
          <table:table-cell office:value-type="string">
            <text:p>Do you know that many countries today still have kings? Oh, I'd love to be the princess of Sweeden, Spain or Japan. I guess I'll have to settle for an enchanted mythical kngdom of everlasting joy, but I 'really' wanted Sweeden...</text:p>
          </table:table-cell>
          <table:table-cell office:value-type="string">
            <text:p>Você sabia que muitos países hoje ainda têm reis? Oh, eu adoraria ser a princesa da Suécia, Espanha ou Japão. Acho que tenho que me conformar com um reino mítico encantado de felicidade infinita, mas eu queria 'mesmo' a Suécia...</text:p>
          </table:table-cell>
          <table:table-cell table:number-columns-repeated="255"/>
        </table:table-row>
        <table:table-row table:style-name="ro2" table:number-rows-repeated="1048550">
          <table:table-cell table:number-columns-repeated="257"/>
        </table:table-row>
        <table:table-row table:style-name="ro2">
          <table:table-cell table:number-columns-repeated="257"/>
        </table:table-row>
      </table:table>
      <table:table table:name="Planilha2" table:style-name="ta2" table:print="false">
        <table:table-column table:style-name="co3" table:default-cell-style-name="Default"/>
        <table:table-row table:style-name="ro3">
          <table:table-cell/>
        </table:table-row>
      </table:table>
      <table:table table:name="Planilha3" table:style-name="ta3"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8">28/11/2010</text:date>, <text:time>14:31:50</text:time></text:p>
        </style:region-right>
      </style:header>
      <style:header-left style:display="false"/>
      <style:footer>
        <text:p>Página <text:page-number>1</text:page-number> / <text:page-count>99</text:page-count></text:p>
      </style:footer>
      <style:footer-left style:display="false"/>
    </style:master-page>
    <style:master-page style:name="PageStyle_5f_Planilha1" style:display-name="PageStyle_Planilh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Planilha2" style:display-name="PageStyle_Planilha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Planilha3" style:display-name="PageStyle_Planilha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3" meta:cell-count="50" meta:object-count="0"/>
    <meta:generator>OpenOffice.org/3.2$Unix OpenOffice.org_project/320m19$Build-9505</meta:generator>
  </office:meta>
</office:document-meta>
</file>